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que muestre en el documento los múltiplos de 8 comprendidos entre dos números que se solicitarán al usuario. No importa el orden en el que los inserte el usuario, siempre se presentarán de menor al mayor, ambos inclusiv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0:22:48.713323420</meta:creation-date>
    <dc:date>2023-09-27T20:23:39.416467552</dc:date>
    <meta:editing-duration>PT51S</meta:editing-duration>
    <meta:editing-cycles>1</meta:editing-cycles>
    <meta:document-statistic meta:table-count="0" meta:image-count="0" meta:object-count="0" meta:page-count="1" meta:paragraph-count="1" meta:word-count="41" meta:character-count="240" meta:non-whitespace-character-count="199"/>
    <meta:generator>LibreOffice/7.4.7.2$Linux_X86_64 LibreOffice_project/40$Build-2</meta:generator>
  </office:meta>
</office:document-meta>
</file>